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Alphakiwi/projet-9" text:style-name="Internet_20_link" text:visited-style-name="Visited_20_Internet_20_Link">https://github.com/Alphakiwi/projet-9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is Cossu</meta:initial-creator>
    <meta:creation-date>2019-05-30T22:00:36</meta:creation-date>
    <dc:date>2019-10-11T21:26:06</dc:date>
    <dc:creator>Denis Cossu</dc:creator>
    <meta:editing-duration>P3DT6H2M11S</meta:editing-duration>
    <meta:editing-cycles>9</meta:editing-cycles>
    <meta:generator>OpenOffice/4.1.3$Unix OpenOffice.org_project/413m1$Build-9783</meta:generator>
    <meta:document-statistic meta:table-count="0" meta:image-count="0" meta:object-count="0" meta:page-count="1" meta:paragraph-count="1" meta:word-count="1" meta:character-count="37"/>
  </office:meta>
</office:document-meta>
</file>